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MappingRegistry.addElementMapping( String mapping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lementMappingRegistry.findFOMaker( String namespaceURI , String localName , Locator loc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lementMappingRegistry.isKnownNamespac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Registry.ElementMappingRegistry( Fop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Registry.getElementMapping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Registry.setupDefaultMapp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lementMappingRegistry.getDOMImplementationForNamespace(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MappingRegistry.addElementMapping( Element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